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1591" officeooo:paragraph-rsid="00091591"/>
    </style:style>
    <style:style style:name="P2" style:family="paragraph" style:parent-style-name="Standard">
      <style:paragraph-properties fo:text-align="start" style:justify-single-word="false"/>
      <style:text-properties officeooo:rsid="00091591" officeooo:paragraph-rsid="00091591"/>
    </style:style>
    <style:style style:name="T1" style:family="text">
      <style:text-properties officeooo:rsid="000a51e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We live in a world where physical intelligent devices will become the next big revolution across many industries such as robotics, automation, self-driving cars.</text:p>
      <text:p text:style-name="P2"/>
      <text:p text:style-name="P2">I would arg<text:span text:style-name="T1">u</text:span>e the single biggest innovation in computer science in recent history has been the effort of scalable machine learning, but now at the point where a well-trained machine learning system can replace humans fighting skin cancer or play Go better than the best human player. Ythis means to we are flipping from a world where a human engineer has to handcraft every rule to a world where we can teach a machine, and the machine finds its own rules. So the machine becomes its own programmer so to speak. Engineers still have to architect a lot, but as time goes on, we will rely more and more on data science, machine learning and experiential learning for the machines to find their own rules. As this transition occurs, our machines will be infinitely more compet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7T21:15:27.657796793</meta:creation-date>
    <meta:editing-duration>PT49S</meta:editing-duration>
    <meta:editing-cycles>2</meta:editing-cycles>
    <meta:generator>LibreOffice/6.0.7.3$Linux_X86_64 LibreOffice_project/00m0$Build-3</meta:generator>
    <dc:date>2021-11-17T21:16:15.263908687</dc:date>
    <meta:document-statistic meta:table-count="0" meta:image-count="0" meta:object-count="0" meta:page-count="1" meta:paragraph-count="3" meta:word-count="161" meta:character-count="947" meta:non-whitespace-character-count="788"/>
  </office:meta>
</office:document-meta>
</file>